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181in" fo:margin-left="0.3014in" table:align="left" style:writing-mode="lr-tb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4.980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B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Calibri" style:font-name-complex="Calibri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style:font-size-asian="14pt" style:font-name-complex="Calibri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style:font-size-asian="12pt" style:font-name-complex="Calibri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4c4c4c" style:font-name="Calibri" fo:font-size="10pt" fo:font-weight="normal" style:font-size-asian="10pt" style:font-weight-asian="normal" style:font-name-complex="Calibri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4c4c4c" style:font-name="Calibri" fo:font-size="14pt" style:font-size-asian="14pt" style:font-name-complex="Calibri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4c4c4c" style:font-name="Calibri" fo:font-size="14pt" fo:font-weight="normal" style:font-size-asian="14pt" style:font-weight-asian="normal" style:font-name-complex="Calibri" style:font-size-complex="14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margin-left="0.198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.198in" fo:margin-right="0in" fo:text-align="start" style:justify-single-word="false" fo:text-indent="0in" style:auto-text-indent="false"/>
      <style:text-properties fo:color="#000000" style:font-name="Calibri" fo:font-size="12pt" fo:font-weight="normal" style:font-size-asian="12pt" style:font-weight-asian="normal" style:font-name-complex="Calibri" style:font-size-complex="12pt" style:font-weight-complex="normal"/>
    </style:style>
    <style:style style:name="P10" style:family="paragraph" style:parent-style-name="Standard">
      <style:paragraph-properties fo:margin-left="0.198in" fo:margin-right="0in" fo:text-align="start" style:justify-single-word="false" fo:text-indent="0in" style:auto-text-indent="false"/>
      <style:text-properties fo:color="#000000" style:font-name="Calibri" fo:font-size="12pt" style:font-size-asian="12pt" style:font-name-complex="Calibri" style:font-size-complex="12pt"/>
    </style:style>
    <style:style style:name="P11" style:family="paragraph" style:parent-style-name="Standard">
      <style:paragraph-properties fo:margin-left="0.198in" fo:margin-right="0in" fo:text-align="start" style:justify-single-word="false" fo:text-indent="0in" style:auto-text-indent="false"/>
      <style:text-properties fo:color="#000000" style:font-name="Calibri" fo:font-size="12pt" fo:font-weight="bold" style:font-size-asian="12pt" style:font-weight-asian="bold" style:font-name-complex="Calibri" style:font-size-complex="12pt" style:font-weight-complex="bold"/>
    </style:style>
    <style:style style:name="P12" style:family="paragraph" style:parent-style-name="Standard">
      <style:paragraph-properties fo:margin-left="0.198in" fo:margin-right="0in" fo:text-align="start" style:justify-single-word="false" fo:text-indent="0in" style:auto-text-indent="false"/>
      <style:text-properties fo:color="#4c4c4c" style:font-name="Calibri" fo:font-size="12pt" style:font-size-asian="12pt" style:font-name-complex="Calibri" style:font-size-complex="12pt"/>
    </style:style>
    <style:style style:name="P13" style:family="paragraph" style:parent-style-name="Standard">
      <style:paragraph-properties fo:margin-left="0.198in" fo:margin-right="0in" fo:text-align="start" style:justify-single-word="false" fo:text-indent="0in" style:auto-text-indent="false"/>
      <style:text-properties style:font-name="Calibri" fo:font-size="12pt" style:font-size-asian="12pt" style:font-name-complex="Calibri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Calibri" style:font-name-complex="Calibri"/>
    </style:style>
    <style:style style:name="P15" style:family="paragraph" style:parent-style-name="Standard" style:master-page-name="Standard">
      <style:paragraph-properties style:page-number="auto"/>
      <style:text-properties style:font-name="Calibri" fo:font-size="18pt" fo:font-weight="bold" style:font-size-asian="18pt" style:font-weight-asian="bold" style:font-name-complex="Calibri" style:font-size-complex="18pt" style:font-weight-complex="bold"/>
    </style:style>
    <style:style style:name="P16" style:family="paragraph" style:parent-style-name="Standard" style:list-style-name="WW8Num2">
      <style:paragraph-properties fo:text-align="start" style:justify-single-word="false"/>
      <style:text-properties style:font-name="Calibri" fo:font-size="12pt" style:font-size-asian="12pt" style:font-name-complex="Calibri" style:font-size-complex="12pt"/>
    </style:style>
    <style:style style:name="P17" style:family="paragraph" style:parent-style-name="Standard" style:list-style-name="WW8Num6">
      <style:paragraph-properties fo:text-align="start" style:justify-single-word="false"/>
      <style:text-properties fo:color="#000000" style:font-name="Calibri" fo:font-size="12pt" style:font-size-asian="12pt" style:font-name-complex="Calibri" style:font-size-complex="12pt"/>
    </style:style>
    <style:style style:name="P18" style:family="paragraph" style:parent-style-name="Standard" style:list-style-name="WW8Num3">
      <style:paragraph-properties fo:text-align="start" style:justify-single-word="false"/>
      <style:text-properties fo:color="#000000" style:font-name="Calibri" fo:font-size="12pt" style:font-size-asian="12pt" style:font-name-complex="Calibri" style:font-size-complex="12pt"/>
    </style:style>
    <style:style style:name="P19" style:family="paragraph" style:parent-style-name="Standard" style:list-style-name="WW8Num5">
      <style:paragraph-properties fo:text-align="start" style:justify-single-word="false"/>
      <style:text-properties fo:color="#000000" style:font-name="Calibri" fo:font-size="12pt" style:font-size-asian="12pt" style:font-name-complex="Calibri" style:font-size-complex="12pt"/>
    </style:style>
    <style:style style:name="P20" style:family="paragraph" style:parent-style-name="Standard" style:list-style-name="WW8Num4">
      <style:paragraph-properties fo:text-align="start" style:justify-single-word="false"/>
      <style:text-properties fo:color="#000000" style:font-name="Calibri" fo:font-size="12pt" style:font-size-asian="12pt" style:font-name-complex="Calibri" style:font-size-complex="12pt"/>
    </style:style>
    <style:style style:name="T1" style:family="text">
      <style:text-properties fo:color="#4c4c4c" style:font-name="Calibri" fo:font-size="12pt" style:font-size-asian="12pt" style:font-name-complex="Calibri" style:font-size-complex="12pt"/>
    </style:style>
    <style:style style:name="T2" style:family="text">
      <style:text-properties style:font-name="Calibri" fo:font-size="12pt" style:font-size-asian="12pt" style:font-name-complex="Calibri" style:font-size-complex="12pt"/>
    </style:style>
    <style:style style:name="T3" style:family="text"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James Brumond</text:p>
      <text:p text:style-name="P4">http://www.jbrumond.me</text:p>
      <text:p text:style-name="P4">james@jbrumond.me</text:p>
      <text:p text:style-name="P4">360.713.8824</text:p>
      <text:p text:style-name="P4"/>
      <text:p text:style-name="P1"/>
      <text:p text:style-name="P5">Summary</text:p>
      <text:p text:style-name="P5"/>
      <text:p text:style-name="P9">Software engineer, specifically in the area of web development; Specializing in JavaScript development (client-side and Node.js) and client / server communications (REST / AJAX / web sockets). Nine years of experience in web development.</text:p>
      <text:p text:style-name="P2"/>
      <text:list xml:id="list1026023732875623009" text:style-name="WW8Num2">
        <text:list-item>
          <text:p text:style-name="P16">6+ years of web development (HTML5 and CSS3) and experience with cross-browser development (including experience writing code to support IE)</text:p>
        </text:list-item>
        <text:list-item>
          <text:p text:style-name="P16">6 years of JavaScript Experience (client-side and Node.js); Experience with several frameworks and libraries such as jQuery, Underscore/Lodash, and Dojo, as well as writing custom framework code</text:p>
        </text:list-item>
        <text:list-item>
          <text:p text:style-name="P16">Experience with client-side MVC frameworks such as Backbone.js</text:p>
        </text:list-item>
        <text:list-item>
          <text:p text:style-name="P16">Web application development writing RESTful APIs on the server as well as writing client-side code to consume RESTful API endpoints</text:p>
        </text:list-item>
        <text:list-item>
          <text:p text:style-name="P16">5+ years experience using MySQL</text:p>
        </text:list-item>
        <text:list-item>
          <text:p text:style-name="P16">2+ years experience using No-SQL Databases (namely redis and mongo / mongoose)</text:p>
        </text:list-item>
        <text:list-item>
          <text:p text:style-name="P16">Capable of using Linux, Windows, and Mac Computers</text:p>
        </text:list-item>
        <text:list-item>
          <text:p text:style-name="P16">Command-line use, system administration, and shell scripting</text:p>
        </text:list-item>
        <text:list-item>
          <text:p text:style-name="P16">5+ years experience with PHP writing website backends</text:p>
        </text:list-item>
        <text:list-item>
          <text:p text:style-name="P16">3+ years experience with Python as a tool for writing command-line tools</text:p>
        </text:list-item>
      </text:list>
      <text:p text:style-name="P3"/>
      <text:p text:style-name="P2"/>
      <text:p text:style-name="P6">Skills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Languages</text:p>
          </table:table-cell>
          <table:table-cell table:style-name="Table1.B1" office:value-type="string">
            <text:p text:style-name="P14">HTML, CSS, JavaScript, PHP, Python, SQL</text:p>
          </table:table-cell>
        </table:table-row>
        <table:table-row table:style-name="Table1.1">
          <table:table-cell table:style-name="Table1.A2" office:value-type="string">
            <text:p text:style-name="P14">Technologies</text:p>
          </table:table-cell>
          <table:table-cell table:style-name="Table1.B2" office:value-type="string">
            <text:p text:style-name="P14">JSON, AJAX, Web Sockets, MVC, Node.js</text:p>
          </table:table-cell>
        </table:table-row>
        <table:table-row table:style-name="Table1.1">
          <table:table-cell table:style-name="Table1.A2" office:value-type="string">
            <text:p text:style-name="P14">Frameworks</text:p>
          </table:table-cell>
          <table:table-cell table:style-name="Table1.B2" office:value-type="string">
            <text:p text:style-name="P14">Expressjs, Backbone.js, Bootstrap, Foundation, Wordpress</text:p>
          </table:table-cell>
        </table:table-row>
        <table:table-row table:style-name="Table1.1">
          <table:table-cell table:style-name="Table1.A2" office:value-type="string">
            <text:p text:style-name="P14">Tools</text:p>
          </table:table-cell>
          <table:table-cell table:style-name="Table1.B2" office:value-type="string">
            <text:p text:style-name="P14">Git, SublimeText, Grunt, Make, Pivotal Tracker</text:p>
          </table:table-cell>
        </table:table-row>
        <table:table-row table:style-name="Table1.1">
          <table:table-cell table:style-name="Table1.A2" office:value-type="string">
            <text:p text:style-name="P14">OS</text:p>
          </table:table-cell>
          <table:table-cell table:style-name="Table1.B2" office:value-type="string">
            <text:p text:style-name="P14">Ubuntu Linux, Windows, Mac, DOS, Debian</text:p>
          </table:table-cell>
        </table:table-row>
      </table:table>
      <text:p text:style-name="P7"/>
      <text:p text:style-name="P1"/>
      <text:p text:style-name="P5">Education</text:p>
      <text:p text:style-name="P5"/>
      <text:p text:style-name="P8"><text:span text:style-name="T3">Clark College</text:span><text:span text:style-name="T2"> </text:span><text:span text:style-name="T1">(Vancouver, WA) 2008 – 2010</text:span></text:p>
      <text:p text:style-name="P10">Studied web design and development for two years</text:p>
      <text:p text:style-name="P1"/>
      <text:p text:style-name="P1"/>
      <text:p text:style-name="P5"><text:soft-page-break/>Recent Experience</text:p>
      <text:p text:style-name="P5"/>
      <text:p text:style-name="P11">Front-end Developer at viaLanguage</text:p>
      <text:p text:style-name="P12">October 2012 - June 2013</text:p>
      <text:p text:style-name="P10">Developed user interface for several web applications.</text:p>
      <text:p text:style-name="P10"/>
      <text:list xml:id="list8939814020295305072" text:style-name="WW8Num6">
        <text:list-item>
          <text:p text:style-name="P17">Built UI using MVC framework/arcitechture, consuming a Python RESTful API.</text:p>
        </text:list-item>
        <text:list-item>
          <text:p text:style-name="P17">Used several libraries including jQuery and underscore.</text:p>
        </text:list-item>
        <text:list-item>
          <text:p text:style-name="P17">Designed responsive UI for public facing application, to be consumed on desktop, tablet and mobile.</text:p>
        </text:list-item>
      </text:list>
      <text:p text:style-name="P10"/>
      <text:p text:style-name="P11">Owner and Lead Engineer at Umbra Engineering</text:p>
      <text:p text:style-name="P12">June 2012 - Present</text:p>
      <text:p text:style-name="P10">Owned and operated; A company specializing in JavaScript and Node.js development.</text:p>
      <text:p text:style-name="P10"/>
      <text:list xml:id="list393346596846090274" text:style-name="WW8Num3">
        <text:list-item>
          <text:p text:style-name="P18">Developed RESTful API server with Node.js split across several processes. Server was developed as a replacement for an old Java server, transitioning endpoints and features from one server to another while avoiding downtime and allowing to new and legacy server to communicate via a Redis bus.</text:p>
        </text:list-item>
        <text:list-item>
          <text:p text:style-name="P18">Developed a responsive website UI to replace an old version that did not work correctly on non-standard screen sizes.</text:p>
        </text:list-item>
      </text:list>
      <text:p text:style-name="P10"/>
      <text:p text:style-name="P11">Software Engineer (Independent Contractor) at Thought Propulsion</text:p>
      <text:p text:style-name="P12">February 2011 - February 2012</text:p>
      <text:p text:style-name="P10">Client-side JavaScript development, web application optimization, added new features to dynamic web application.</text:p>
      <text:p text:style-name="P10"/>
      <text:list xml:id="list4491811290293856291" text:style-name="WW8Num5">
        <text:list-item>
          <text:p text:style-name="P19">Entered into the project after it had already been released to clients; Got up to date on the project and making worthwhile updates within a few days.</text:p>
        </text:list-item>
      </text:list>
      <text:list xml:id="list989924110029498118" text:style-name="WW8Num4">
        <text:list-item>
          <text:p text:style-name="P20">Worked with Dojo web framework.</text:p>
        </text:list-item>
        <text:list-item>
          <text:p text:style-name="P20">Focused on bug fixes, code optimizations, and new features for the existing user base.</text:p>
        </text:list-item>
        <text:list-item>
          <text:p text:style-name="P20">Application was built to work on desktop, tablet, and mobile environments.</text:p>
        </text:list-item>
      </text:list>
      <text:p text:style-name="P1"/>
      <text:p text:style-name="P1"/>
      <text:p text:style-name="P5">Open Source Works</text:p>
      <text:p text:style-name="P13">Developed several open source works which can be found on GitHub (https://github.com/kbjr and https://github.com/UmbraEngineering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list-style-name="" style:class="text">
      <style:paragraph-properties fo:margin="100%" fo:margin-left="0in" fo:margin-right="0in" fo:margin-top="0in" fo:margin-bottom="0in" fo:text-indent="0in" style:auto-text-indent="false"/>
      <style:text-properties style:font-name="Times New Roman" fo:font-size="24pt" fo:font-weight="bold" style:font-name-asian="SimSun1" style:font-size-asian="24pt" style:font-weight-asian="bold" style:font-name-complex="Mangal2" style:font-size-complex="24pt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paragraph-properties fo:margin="100%" fo:margin-left="0in" fo:margin-right="0in" fo:margin-top="0in" fo:margin-bottom="0in" fo:text-indent="0in" style:auto-text-indent="false"/>
      <style:text-properties style:font-name="Times New Roman" fo:font-size="18pt" fo:font-weight="bold" style:font-name-asian="SimSun1" style:font-size-asian="18pt" style:font-weight-asian="bold" style:font-name-complex="Mangal2" style:font-size-complex="18pt" style:font-weight-complex="bold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="100%" fo:margin-left="0in" fo:margin-right="0in" fo:margin-top="0in" fo:margin-bottom="0in" fo:text-indent="0in" style:auto-text-indent="false"/>
      <style:text-properties style:font-name="Times New Roman" fo:font-size="14pt" fo:font-weight="bold" style:font-name-asian="SimSun1" style:font-size-asian="14pt" style:font-weight-asian="bold" style:font-name-complex="Mangal2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" style:class="text">
      <style:paragraph-properties fo:margin="100%" fo:margin-left="0in" fo:margin-right="0in" fo:margin-top="0in" fo:margin-bottom="0in" fo:text-indent="0in" style:auto-text-indent="false"/>
      <style:text-properties style:font-name="Times New Roman" fo:font-size="12pt" fo:font-weight="bold" style:font-name-asian="SimSun1" style:font-size-asian="12pt" style:font-weight-asian="bold" style:font-name-complex="Mangal2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98in" fo:text-indent="-0.25in" fo:margin-left="0.698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948in" fo:text-indent="-0.25in" fo:margin-left="0.948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198in" fo:text-indent="-0.25in" fo:margin-left="1.198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48in" fo:text-indent="-0.25in" fo:margin-left="1.448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698in" fo:text-indent="-0.25in" fo:margin-left="1.698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948in" fo:text-indent="-0.25in" fo:margin-left="1.948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198in" fo:text-indent="-0.25in" fo:margin-left="2.198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448in" fo:text-indent="-0.25in" fo:margin-left="2.448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698in" fo:text-indent="-0.25in" fo:margin-left="2.698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98in" fo:text-indent="-0.25in" fo:margin-left="0.698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948in" fo:text-indent="-0.25in" fo:margin-left="0.94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198in" fo:text-indent="-0.25in" fo:margin-left="1.198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48in" fo:text-indent="-0.25in" fo:margin-left="1.448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698in" fo:text-indent="-0.25in" fo:margin-left="1.698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948in" fo:text-indent="-0.25in" fo:margin-left="1.948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198in" fo:text-indent="-0.25in" fo:margin-left="2.198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448in" fo:text-indent="-0.25in" fo:margin-left="2.448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98in" fo:text-indent="-0.25in" fo:margin-left="2.698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98in" fo:text-indent="-0.25in" fo:margin-left="0.698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948in" fo:text-indent="-0.25in" fo:margin-left="0.94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198in" fo:text-indent="-0.25in" fo:margin-left="1.198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48in" fo:text-indent="-0.25in" fo:margin-left="1.448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698in" fo:text-indent="-0.25in" fo:margin-left="1.698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948in" fo:text-indent="-0.25in" fo:margin-left="1.94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198in" fo:text-indent="-0.25in" fo:margin-left="2.198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448in" fo:text-indent="-0.25in" fo:margin-left="2.448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98in" fo:text-indent="-0.25in" fo:margin-left="2.698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98in" fo:text-indent="-0.25in" fo:margin-left="0.698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948in" fo:text-indent="-0.25in" fo:margin-left="0.948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.198in" fo:text-indent="-0.25in" fo:margin-left="1.198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48in" fo:text-indent="-0.25in" fo:margin-left="1.448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698in" fo:text-indent="-0.25in" fo:margin-left="1.698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948in" fo:text-indent="-0.25in" fo:margin-left="1.948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98in" fo:text-indent="-0.25in" fo:margin-left="2.198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448in" fo:text-indent="-0.25in" fo:margin-left="2.448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698in" fo:text-indent="-0.25in" fo:margin-left="2.698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Brumond</meta:initial-creator>
    <meta:creation-date>2013-08-12T23:37:47</meta:creation-date>
    <dc:date>2013-10-18T19:31:18.19</dc:date>
    <meta:editing-cycles>2</meta:editing-cycles>
    <meta:editing-duration>PT42S</meta:editing-duration>
    <meta:generator>OpenOffice.org/3.4.1$Win32 OpenOffice.org_project/341m1$Build-9593</meta:generator>
    <meta:document-statistic meta:table-count="1" meta:image-count="0" meta:object-count="0" meta:page-count="2" meta:paragraph-count="51" meta:word-count="473" meta:character-count="3162"/>
  </office:meta>
</office:document-meta>
</file>